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104e71" style:font-size-asian="10pt" style:font-size-complex="10pt"/>
    </style:style>
    <style:style style:name="P2" style:family="paragraph" style:parent-style-name="Text_20_body">
      <style:text-properties officeooo:paragraph-rsid="000d648e"/>
    </style:style>
    <style:style style:name="P3" style:family="paragraph" style:parent-style-name="Text_20_body">
      <style:text-properties officeooo:rsid="000d648e" officeooo:paragraph-rsid="000d648e"/>
    </style:style>
    <style:style style:name="P4" style:family="paragraph" style:parent-style-name="Text_20_body">
      <style:text-properties officeooo:rsid="000d648e" officeooo:paragraph-rsid="00125244"/>
    </style:style>
    <style:style style:name="P5" style:family="paragraph" style:parent-style-name="Text_20_body">
      <style:text-properties officeooo:paragraph-rsid="001042d8"/>
    </style:style>
    <style:style style:name="P6" style:family="paragraph" style:parent-style-name="Text_20_body">
      <style:paragraph-properties fo:margin-top="0cm" fo:margin-bottom="0cm" loext:contextual-spacing="false"/>
    </style:style>
    <style:style style:name="P7" style:family="paragraph" style:parent-style-name="Heading_20_2">
      <style:text-properties officeooo:rsid="000d648e" officeooo:paragraph-rsid="000d648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text-properties officeooo:paragraph-rsid="00157380"/>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T1" style:family="text">
      <style:text-properties officeooo:rsid="002586b6"/>
    </style:style>
    <style:style style:name="T2" style:family="text">
      <style:text-properties officeooo:rsid="000d648e"/>
    </style:style>
    <style:style style:name="T3" style:family="text">
      <style:text-properties officeooo:rsid="000f1094"/>
    </style:style>
    <style:style style:name="T4" style:family="text">
      <style:text-properties officeooo:rsid="00125244"/>
    </style:style>
    <style:style style:name="T5" style:family="text">
      <style:text-properties officeooo:rsid="0015738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vant le développement des nouveaux outils de communication, il est nécessaire de porter une attention particulière à la protection de la vie privée. C'est pourquoi, nous nous engageons à respecter la confidentialité des renseignements personnels que nous collectons. </text:p>
      <text:p text:style-name="Text_20_body">Dans cette politique de confidentialité, vous trouverez toutes les informations relatives à la manière dont nous garantissons la protection de la vie privée de nos clients et des utilisateurs de notre site Internet <text:span text:style-name="T2">[url].</text:span></text:p>
      <text:p text:style-name="Text_20_body">Cette politique est <text:span text:style-name="T2">en</text:span> conformité avec le Règlement général sur la protection des données de <text:span text:style-name="T2">M</text:span>ai 2018.</text:p>
      <text:h text:style-name="Heading_20_2" text:outline-level="2">Collecte des renseignements personnels</text:h>
      <text:p text:style-name="Text_20_body">Nous collectons les renseignements suivants : <text:span text:style-name="T2">[collected_data]</text:span></text:p>
      <text:p text:style-name="P6"/>
      <text:p text:style-name="P2">Les renseignements personnels que nous collectons sont recueillis au travers de formulaires et grâce à l'interactivité établie entre vous et notre site Web. Nous utilisons également, comme indiqué dans la section <text:span text:style-name="T2">concernée</text:span>, des fichiers témoins <text:span text:style-name="T2">(cookies) </text:span>et/ou journaux <text:span text:style-name="T2">(</text:span>(log file<text:span text:style-name="T2">)</text:span> pour réunir des informations vous concernant. </text:p>
      <text:h text:style-name="P7" text:outline-level="2">Durée de conservation</text:h>
      <text:p text:style-name="Text_20_body"> Les données personnelles des personnes physiques sont conservées pendant un maximum de <text:span text:style-name="T2">3</text:span> ans. </text:p>
      <text:h text:style-name="Heading_20_2" text:outline-level="2">Formulaires  et interactivité:</text:h>
      <text:p text:style-name="Text_20_body">Vos renseignements personnels sont collectés par le biais de formulaire, à savoir : <text:span text:style-name="T2">[form_collect]</text:span></text:p>
      <text:list xml:id="list7868112406658202437" text:style-name="L1">
        <text:list-item>
          <text:p text:style-name="P14">Formulaire d'inscription au site Web </text:p>
        </text:list-item>
        <text:list-item>
          <text:p text:style-name="P14">Formulaire de commande </text:p>
        </text:list-item>
        <text:list-item>
          <text:p text:style-name="P8">Formulaire de demande de devis </text:p>
        </text:list-item>
      </text:list>
      <text:p text:style-name="Text_20_body">Nous utilisons les renseignements ainsi collectés pour les finalités suivantes : <text:span text:style-name="T2">[collected_data_goal]</text:span></text:p>
      <text:list xml:id="list7785254043317101507" text:style-name="L2">
        <text:list-item>
          <text:p text:style-name="P15">Suivi de la commande </text:p>
        </text:list-item>
        <text:list-item>
          <text:p text:style-name="P15">Informations / Offres promotionnelles </text:p>
        </text:list-item>
        <text:list-item>
          <text:p text:style-name="P15">Statistiques </text:p>
        </text:list-item>
        <text:list-item>
          <text:p text:style-name="P15">Contact </text:p>
        </text:list-item>
        <text:list-item>
          <text:p text:style-name="P9">Gestion du site Web (présentation, organisation) </text:p>
        </text:list-item>
      </text:list>
      <text:h text:style-name="Heading_20_2" text:outline-level="2">Fichiers journaux et témoins </text:h>
      <text:p text:style-name="Text_20_body">Nous recueillons certaines informations par le biais de fichiers journaux (log file) et de fichiers témoins (cookies). Il s'agit principalement des informations suivantes : </text:p>
      <text:list xml:id="list1210145848914180971" text:style-name="L3">
        <text:list-item>
          <text:p text:style-name="P16">Adresse IP </text:p>
        </text:list-item>
        <text:list-item>
          <text:p text:style-name="P16">Système d'exploitation </text:p>
        </text:list-item>
        <text:list-item>
          <text:p text:style-name="P16">Pages visitées et requêtes </text:p>
        </text:list-item>
        <text:list-item>
          <text:p text:style-name="P10">Heure et jour de connexion </text:p>
        </text:list-item>
      </text:list>
      <text:p text:style-name="P2">Nous utilisons les renseignements ainsi collectés pour les finalités suivantes : </text:p>
      <text:list xml:id="list8024616778689086048" text:style-name="L4">
        <text:list-item>
          <text:p text:style-name="P11">Statistique </text:p>
        </text:list-item>
      </text:list>
      <text:h text:style-name="Heading_20_2" text:outline-level="2"><text:soft-page-break/>Partage des renseignements personnels</text:h>
      <text:p text:style-name="Text_20_body">Nous nous engageons à ne pas commercialiser les renseignements personnels collectés. Cela ne comprend pas les tierce parties de confiance qui nous aident à exploiter notre site Web ou à mener nos affaires, tant que ces parties conviennent de garder ces informations confidentielles. </text:p>
      <text:p text:style-name="Text_20_body">Les informations non-privées, cependant, peuvent être fournies à d’autres parties pour le marketing, la publicité, ou d’autres utilisations.</text:p>
      <text:h text:style-name="Heading_20_2" text:outline-level="2">Droit d'opposition et de retrait</text:h>
      <text:p text:style-name="Text_20_body">Nous nous engageons à vous offrir un droit d'opposition et de retrait quant à vos renseignements personnels.<text:line-break/>Le droit d'opposition s'entend comme étant la possiblité offerte aux internautes de refuser que leurs renseignements personnels soient utilisées à certaines fins mentionnées lors de la collecte.</text:p>
      <text:p text:style-name="Text_20_body">Le droit de retrait s'entend comme étant la possiblité offerte aux internautes de demander à ce que leurs renseignements personnels ne figurent plus, par exemple, dans une liste de diffusion.</text:p>
      <text:p text:style-name="P13">L'exercice de ce droit se fera <text:s/><text:span text:style-name="T3">en nous contactant à l'adresse suivante</text:span>:<text:line-break/>[ad<text:span text:style-name="T4">d</text:span>ress] <text:span text:style-name="T5">[contact_point]</text:span></text:p>
      <text:h text:style-name="Heading_20_2" text:outline-level="2">Droit d'accès</text:h>
      <text:p text:style-name="P5">Nous nous engageons à reconnaître un droit d'accès et de rectification aux personnes concernées désireuses de consulter, modifier, voire radier les informations les concernant.<text:line-break/></text:p>
      <text:p text:style-name="P13">L'exercice de ce droit se fera <text:s/><text:span text:style-name="T3">en nous contactant à l'adresse suivante</text:span>:<text:line-break/><text:span text:style-name="T3">[</text:span>a<text:span text:style-name="T4">d</text:span>dress] <text:span text:style-name="T5">[contact_point]</text:span></text:p>
      <text:h text:style-name="Heading_20_2" text:outline-level="2">Sécurité</text:h>
      <text:p text:style-name="Text_20_body">Les renseignements personnels que nous collectons sont conservés dans un environnement sécurisé. Les personnes travaillant pour nous sont tenues de respecter la confidentialité de vos informations.<text:line-break/>Pour assurer la sécurité de vos renseignements personnels, nous avons recours aux mesures suivantes : </text:p>
      <text:list xml:id="list5818252685470962288" text:style-name="L5">
        <text:list-item>
          <text:p text:style-name="P17">Protocole SSL (Secure Sockets Layer) </text:p>
        </text:list-item>
        <text:list-item>
          <text:p text:style-name="P17">Gestion des accès - personne autorisée </text:p>
        </text:list-item>
        <text:list-item>
          <text:p text:style-name="P17">Gestion des accès - personne concernée </text:p>
        </text:list-item>
        <text:list-item>
          <text:p text:style-name="P17">Sauvegarde informatique </text:p>
        </text:list-item>
        <text:list-item>
          <text:p text:style-name="P17">Identifiant / mot de passe </text:p>
        </text:list-item>
        <text:list-item>
          <text:p text:style-name="P12">Pare-feu (Firewalls) </text:p>
        </text:list-item>
      </text:list>
      <text:p text:style-name="Text_20_body">Nous nous engageons à maintenir un haut degré de confidentialité en intégrant les dernières innovations technologiques permettant d'assurer la confidentialité de vos transactions. Toutefois, comme aucun mécanisme n'offre une sécurité maximale, une part de risque est toujours présente lorsque l'on utilise Internet pour transmettre des renseignements personnels. </text:p>
      <text:h text:style-name="Heading_20_2" text:outline-level="2">Législation</text:h>
      <text:p text:style-name="Text_20_body">Nous nous engageons à respecter les dispositions législatives énoncées dans la <text:span text:style-name="T2">lo</text:span>i Française.</text:p>
      <text:p text:style-name="Text_20_body"><text:soft-page-break/></text:p>
      <text:p text:style-name="P4">[status] <text:span text:style-name="T4">[legalName]</text:span></text:p>
      <text:p text:style-name="P3">[a<text:span text:style-name="T4">d</text:span>dress]</text:p>
      <text:p text:style-name="P3">[tele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04e71"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2"><draw:image xlink:href="Pictures/10000000000000500000000FE0733BDF34EA209F.png" xlink:type="simple" xlink:show="embed" xlink:actuate="onLoad"/></draw:frame><text:span text:style-name="MT1">Version 1.0.0 -2 0180530<text:tab/>- Licence : <text:s/><text:tab/></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8S</meta:editing-duration>
    <meta:editing-cycles>12</meta:editing-cycles>
    <meta:generator>LibreOffice/5.2.2.2$Windows_x86 LibreOffice_project/8f96e87c890bf8fa77463cd4b640a2312823f3ad</meta:generator>
    <dc:date>2018-07-20T16:16:34.273000000</dc:date>
    <meta:document-statistic meta:table-count="0" meta:image-count="1" meta:object-count="0" meta:page-count="3" meta:paragraph-count="52" meta:word-count="633" meta:character-count="4409" meta:non-whitespace-character-count="3812"/>
    <meta:user-defined meta:name="Info 1"/>
    <meta:user-defined meta:name="Info 2"/>
    <meta:user-defined meta:name="Info 3"/>
    <meta:user-defined meta:name="Info 4"/>
  </office:meta>
</office:document-meta>
</file>